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Mode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Criteria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Options</text:p>
          </table:table-cell>
          <table:covered-table-cell table:style-name="ce5"/>
        </table:table-row>
        <table:table-row table:style-name="ro2">
          <table:table-cell table:style-name="ce2" office:value-type="string" calcext:value-type="string" table:number-columns-spanned="2" table:number-rows-spanned="1">
            <text:p>Cost</text:p>
          </table:table-cell>
          <table:covered-table-cell table:style-name="ce2"/>
          <table:table-cell/>
          <table:table-cell office:value-type="string" calcext:value-type="string">
            <text:p>Parisien </text:p>
          </table:table-cell>
          <table:table-cell office:value-type="float" office:value="0.5555555" calcext:value-type="float">
            <text:p>0.5555555</text:p>
          </table:table-cell>
        </table:table-row>
        <table:table-row table:style-name="ro2">
          <table:table-cell table:style-name="ce2" office:value-type="string" calcext:value-type="string">
            <text:p>expensive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Gramophone </text:p>
          </table:table-cell>
          <table:table-cell office:value-type="float" office:value="0.22222221" calcext:value-type="float">
            <text:p>0.22222221</text:p>
          </table:table-cell>
        </table:table-row>
        <table:table-row table:style-name="ro2">
          <table:table-cell table:style-name="ce2" office:value-type="string" calcext:value-type="string">
            <text:p>cheap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Victor </text:p>
          </table:table-cell>
          <table:table-cell office:value-type="float" office:value="0.88888884" calcext:value-type="float">
            <text:p>0.88888884</text:p>
          </table:table-cell>
        </table:table-row>
        <table:table-row table:style-name="ro2">
          <table:table-cell table:style-name="ce2" office:value-type="string" calcext:value-type="string">
            <text:p>affrodable</text:p>
          </table:table-cell>
          <table:table-cell table:style-name="ce2" office:value-type="float" office:value="0.5" calcext:value-type="float">
            <text:p>0.5</text:p>
          </table:table-cell>
          <table:table-cell/>
          <table:table-cell office:value-type="string" calcext:value-type="string">
            <text:p>Beaurepaire </text:p>
          </table:table-cell>
          <table:table-cell office:value-type="float" office:value="0.5555555" calcext:value-type="float">
            <text:p>0.5555555</text:p>
          </table:table-cell>
        </table:table-row>
        <table:table-row table:style-name="ro2">
          <table:table-cell table:style-name="ce3" table:number-columns-repeated="2"/>
          <table:table-cell/>
          <table:table-cell office:value-type="string" calcext:value-type="string">
            <text:p>Magoroko </text:p>
          </table:table-cell>
          <table:table-cell office:value-type="float" office:value="0.27777776" calcext:value-type="float">
            <text:p>0.27777776</text:p>
          </table:table-cell>
        </table:table-row>
        <table:table-row table:style-name="ro2">
          <table:table-cell/>
          <table:table-cell table:style-name="ce3"/>
          <table:table-cell/>
          <table:table-cell office:value-type="string" calcext:value-type="string">
            <text:p>Tokyo </text:p>
          </table:table-cell>
          <table:table-cell office:value-type="float" office:value="0.6111111" calcext:value-type="float">
            <text:p>0.6111111</text:p>
          </table:table-cell>
        </table:table-row>
        <table:table-row table:style-name="ro2">
          <table:table-cell table:style-name="ce2" office:value-type="string" calcext:value-type="string" table:number-columns-spanned="2" table:number-rows-spanned="1">
            <text:p>Cuisine</text:p>
          </table:table-cell>
          <table:covered-table-cell table:style-name="ce2"/>
          <table:table-cell/>
          <table:table-cell office:value-type="string" calcext:value-type="string">
            <text:p>Samura </text:p>
          </table:table-cell>
          <table:table-cell office:value-type="float" office:value="0.6111111" calcext:value-type="float">
            <text:p>0.6111111</text:p>
          </table:table-cell>
        </table:table-row>
        <table:table-row table:style-name="ro2">
          <table:table-cell table:style-name="ce2" office:value-type="string" calcext:value-type="string">
            <text:p>French</text:p>
          </table:table-cell>
          <table:table-cell table:style-name="ce2" office:value-type="float" office:value="0.6666666" calcext:value-type="float">
            <text:p>0.6666666</text:p>
          </table:table-cell>
          <table:table-cell/>
          <table:table-cell office:value-type="string" calcext:value-type="string">
            <text:p>Mizushi </text:p>
          </table:table-cell>
          <table:table-cell office:value-type="float" office:value="0.9444444" calcext:value-type="float">
            <text:p>0.9444444</text:p>
          </table:table-cell>
        </table:table-row>
        <table:table-row table:style-name="ro2">
          <table:table-cell table:style-name="ce2" office:value-type="string" calcext:value-type="string">
            <text:p>Chinese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Dragon </text:p>
          </table:table-cell>
          <table:table-cell office:value-type="float" office:value="0.6666667" calcext:value-type="float">
            <text:p>0.6666667</text:p>
          </table:table-cell>
        </table:table-row>
        <table:table-row table:style-name="ro2">
          <table:table-cell table:style-name="ce2" office:value-type="string" calcext:value-type="string">
            <text:p>Italian</text:p>
          </table:table-cell>
          <table:table-cell table:style-name="ce2" office:value-type="float" office:value="0.5" calcext:value-type="float">
            <text:p>0.5</text:p>
          </table:table-cell>
          <table:table-cell/>
          <table:table-cell office:value-type="string" calcext:value-type="string">
            <text:p>Ying </text:p>
          </table:table-cell>
          <table:table-cell office:value-type="float" office:value="0.33333334" calcext:value-type="float">
            <text:p>0.33333334</text:p>
          </table:table-cell>
        </table:table-row>
        <table:table-row table:style-name="ro2">
          <table:table-cell table:style-name="ce2" office:value-type="string" calcext:value-type="string">
            <text:p>Turkish</text:p>
          </table:table-cell>
          <table:table-cell table:style-name="ce2" office:value-type="float" office:value="0.6666666" calcext:value-type="float">
            <text:p>0.6666666</text:p>
          </table:table-cell>
          <table:table-cell/>
          <table:table-cell office:value-type="string" calcext:value-type="string">
            <text:p>Yong </text:p>
          </table:table-cell>
          <table:table-cell office:value-type="float" office:value="0.6666667" calcext:value-type="float">
            <text:p>0.6666667</text:p>
          </table:table-cell>
        </table:table-row>
        <table:table-row table:style-name="ro2">
          <table:table-cell table:style-name="ce2" office:value-type="string" calcext:value-type="string">
            <text:p>Japanese</text:p>
          </table:table-cell>
          <table:table-cell table:style-name="ce2" office:value-type="float" office:value="0.8333333" calcext:value-type="float">
            <text:p>0.8333333</text:p>
          </table:table-cell>
          <table:table-cell/>
          <table:table-cell office:value-type="string" calcext:value-type="string">
            <text:p>Jiliya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Korean</text:p>
          </table:table-cell>
          <table:table-cell table:style-name="ce2" office:value-type="float" office:value="0.8333333" calcext:value-type="float">
            <text:p>0.8333333</text:p>
          </table:table-cell>
          <table:table-cell/>
          <table:table-cell office:value-type="string" calcext:value-type="string">
            <text:p>Papelli 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table:style-name="ce2" office:value-type="string" calcext:value-type="string">
            <text:p>Mixican</text:p>
          </table:table-cell>
          <table:table-cell table:style-name="ce2" office:value-type="float" office:value="0.16666669" calcext:value-type="float">
            <text:p>0.16666669</text:p>
          </table:table-cell>
          <table:table-cell/>
          <table:table-cell office:value-type="string" calcext:value-type="string">
            <text:p>Salento 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2">
          <table:table-cell table:style-name="ce3" table:number-columns-repeated="2"/>
          <table:table-cell/>
          <table:table-cell office:value-type="string" calcext:value-type="string">
            <text:p>Albacio 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/>
          <table:table-cell table:style-name="ce3"/>
          <table:table-cell/>
          <table:table-cell office:value-type="string" calcext:value-type="string">
            <text:p>Ciasa_mia </text:p>
          </table:table-cell>
          <table:table-cell office:value-type="float" office:value="0.8333333" calcext:value-type="float">
            <text:p>0.8333333</text:p>
          </table:table-cell>
        </table:table-row>
        <table:table-row table:style-name="ro2">
          <table:table-cell table:style-name="ce2" office:value-type="string" calcext:value-type="string" table:number-columns-spanned="2" table:number-rows-spanned="1">
            <text:p>Atmosphere</text:p>
          </table:table-cell>
          <table:covered-table-cell table:style-name="ce2"/>
          <table:table-cell/>
          <table:table-cell office:value-type="string" calcext:value-type="string">
            <text:p>Cappadoce </text:p>
          </table:table-cell>
          <table:table-cell office:value-type="float" office:value="0.5555555" calcext:value-type="float">
            <text:p>0.5555555</text:p>
          </table:table-cell>
        </table:table-row>
        <table:table-row table:style-name="ro2">
          <table:table-cell table:style-name="ce2" office:value-type="string" calcext:value-type="string">
            <text:p>lively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Sizin </text:p>
          </table:table-cell>
          <table:table-cell office:value-type="float" office:value="0.5555555" calcext:value-type="float">
            <text:p>0.5555555</text:p>
          </table:table-cell>
        </table:table-row>
        <table:table-row table:style-name="ro2">
          <table:table-cell table:style-name="ce2" office:value-type="string" calcext:value-type="string">
            <text:p>quiet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Barak </text:p>
          </table:table-cell>
          <table:table-cell office:value-type="float" office:value="0.88888884" calcext:value-type="float">
            <text:p>0.88888884</text:p>
          </table:table-cell>
        </table:table-row>
        <table:table-row table:style-name="ro2">
          <table:table-cell table:style-name="ce2" office:value-type="string" calcext:value-type="string">
            <text:p>romantic</text:p>
          </table:table-cell>
          <table:table-cell table:style-name="ce2" office:value-type="float" office:value="0.6666666" calcext:value-type="float">
            <text:p>0.6666666</text:p>
          </table:table-cell>
          <table:table-cell/>
          <table:table-cell office:value-type="string" calcext:value-type="string">
            <text:p>Lejanissaire </text:p>
          </table:table-cell>
          <table:table-cell office:value-type="float" office:value="0.22222221" calcext:value-type="float">
            <text:p>0.22222221</text:p>
          </table:table-cell>
        </table:table-row>
        <table:table-row table:style-name="ro2">
          <table:table-cell table:style-name="ce2" office:value-type="string" calcext:value-type="string">
            <text:p>family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Albert </text:p>
          </table:table-cell>
          <table:table-cell office:value-type="float" office:value="0.6111111" calcext:value-type="float">
            <text:p>0.61111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aston </text:p>
          </table:table-cell>
          <table:table-cell office:value-type="float" office:value="0.72222215" calcext:value-type="float">
            <text:p>0.7222221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okan </text:p>
          </table:table-cell>
          <table:table-cell office:value-type="float" office:value="0.72222215" calcext:value-type="float">
            <text:p>0.7222221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igna </text:p>
          </table:table-cell>
          <table:table-cell office:value-type="float" office:value="0.8333333" calcext:value-type="float">
            <text:p>0.833333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volino </text:p>
          </table:table-cell>
          <table:table-cell office:value-type="float" office:value="0.5555555" calcext:value-type="float">
            <text:p>0.555555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info </text:p>
          </table:table-cell>
          <table:table-cell office:value-type="float" office:value="0.6666667" calcext:value-type="float">
            <text:p>0.666666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ttoman </text:p>
          </table:table-cell>
          <table:table-cell office:value-type="float" office:value="0.6111111" calcext:value-type="float">
            <text:p>0.61111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ibelle </text:p>
          </table:table-cell>
          <table:table-cell office:value-type="float" office:value="0.72222215" calcext:value-type="float">
            <text:p>0.7222221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Yoshi </text:p>
          </table:table-cell>
          <table:table-cell office:value-type="float" office:value="0.6666666" calcext:value-type="float">
            <text:p>0.666666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akura </text:p>
          </table:table-cell>
          <table:table-cell office:value-type="float" office:value="0.77777773" calcext:value-type="float">
            <text:p>0.7777777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ahuacalli </text:p>
          </table:table-cell>
          <table:table-cell office:value-type="float" office:value="0.055555563" calcext:value-type="float">
            <text:p>0.05555556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zteca </text:p>
          </table:table-cell>
          <table:table-cell office:value-type="float" office:value="0.38888893" calcext:value-type="float">
            <text:p>0.3888889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camexa </text:p>
          </table:table-cell>
          <table:table-cell office:value-type="float" office:value="0.27777776" calcext:value-type="float">
            <text:p>0.2777777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ppasitos </text:p>
          </table:table-cell>
          <table:table-cell office:value-type="float" office:value="0.38888893" calcext:value-type="float">
            <text:p>0.3888889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Fajitas </text:p>
          </table:table-cell>
          <table:table-cell office:value-type="float" office:value="0.38888893" calcext:value-type="float">
            <text:p>0.3888889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hipotle </text:p>
          </table:table-cell>
          <table:table-cell office:value-type="float" office:value="0.72222227" calcext:value-type="float">
            <text:p>0.7222222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mixico </text:p>
          </table:table-cell>
          <table:table-cell office:value-type="float" office:value="0.6111111" calcext:value-type="float">
            <text:p>0.61111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lrancho </text:p>
          </table:table-cell>
          <table:table-cell office:value-type="float" office:value="0.72222227" calcext:value-type="float">
            <text:p>0.7222222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hido </text:p>
          </table:table-cell>
          <table:table-cell office:value-type="float" office:value="0.22222222" calcext:value-type="float">
            <text:p>0.222222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lnopal </text:p>
          </table:table-cell>
          <table:table-cell office:value-type="float" office:value="0.5555556" calcext:value-type="float">
            <text:p>0.555555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tacos </text:p>
          </table:table-cell>
          <table:table-cell office:value-type="float" office:value="0.44444442" calcext:value-type="float">
            <text:p>0.4444444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lgringo </text:p>
          </table:table-cell>
          <table:table-cell office:value-type="float" office:value="0.5555556" calcext:value-type="float">
            <text:p>0.555555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to </text:p>
          </table:table-cell>
          <table:table-cell office:value-type="float" office:value="0.27777776" calcext:value-type="float">
            <text:p>0.2777777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oura </text:p>
          </table:table-cell>
          <table:table-cell office:value-type="float" office:value="0.6111111" calcext:value-type="float">
            <text:p>0.61111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ongsan 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dori </text:p>
          </table:table-cell>
          <table:table-cell office:value-type="float" office:value="0.6111111" calcext:value-type="float">
            <text:p>0.61111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Jantchi </text:p>
          </table:table-cell>
          <table:table-cell office:value-type="float" office:value="0.6111111" calcext:value-type="float">
            <text:p>0.61111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ohyang </text:p>
          </table:table-cell>
          <table:table-cell office:value-type="float" office:value="0.9444444" calcext:value-type="float">
            <text:p>0.944444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Marou </text:p>
          </table:table-cell>
          <table:table-cell office:value-type="float" office:value="0.8333333" calcext:value-type="float">
            <text:p>0.833333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odam </text:p>
          </table:table-cell>
          <table:table-cell office:value-type="float" office:value="0.9444444" calcext:value-type="float">
            <text:p>0.944444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ambuja </text:p>
          </table:table-cell>
          <table:table-cell office:value-type="float" office:value="0.44444442" calcext:value-type="float">
            <text:p>0.4444444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eoul </text:p>
          </table:table-cell>
          <table:table-cell office:value-type="float" office:value="0.77777773" calcext:value-type="float">
            <text:p>0.7777777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okkebi </text:p>
          </table:table-cell>
          <table:table-cell office:value-type="float" office:value="0.6666666" calcext:value-type="float">
            <text:p>0.666666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ejong </text:p>
          </table:table-cell>
          <table:table-cell office:value-type="float" office:value="0.77777773" calcext:value-type="float">
            <text:p>0.777777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14:21:16.210958589</dc:date>
    <meta:editing-duration>PT3M57S</meta:editing-duration>
    <meta:editing-cycles>1</meta:editing-cycles>
    <meta:document-statistic meta:table-count="1" meta:cell-count="141" meta:object-count="0"/>
    <meta:generator>LibreOffice/5.1.4.2$Linux_X86_64 LibreOffice_project/10m0$Build-2</meta:generator>
  </office:meta>
</office:document-meta>
</file>